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24pt" fo:font-style="italic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size="28pt"/>
    </style:style>
    <style:style style:name="T2" style:family="text">
      <style:text-properties fo:font-size="24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body>
    <office:presentation>
      <presentation:footer-decl presentation:name="ftr1">CMPT 14x: 1.8-2.1</presentation:footer-decl>
      <presentation:footer-decl presentation:name="ftr2">CMPTxxxx</presentation:footer-decl>
      <presentation:date-time-decl presentation:name="dtd1" presentation:source="fixed">12 Sep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MATH 101 B: Introduction to Math<text:line-break/>for Business and Social Sciences</text:p>
          </draw:text-box>
        </draw:frame>
        <draw:frame presentation:style-name="pr2" draw:text-style-name="P2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<text:span text:style-name="T1">9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Trinity Western University</text:span></text:p>
                  </text:list-item>
                </text:list>
              </text:list-item>
            </text:list>
          </draw:text-box>
        </draw:frame>
        <draw:frame draw:style-name="gr1" draw:layer="layout" svg:width="9.629cm" svg:height="0.992cm" svg:x="17.13cm" svg:y="19.284cm">
          <draw:text-box>
            <text:p text:style-name="P1">http://cmpt14x.seanho.com/</text:p>
          </draw:text-box>
        </draw:frame>
        <draw:rect draw:style-name="gr2" draw:text-style-name="P4" draw:layer="layout" svg:width="10.16cm" svg:height="2.54cm" svg:x="17.14cm" svg:y="10.16cm">
          <text:p text:style-name="P3"><text:span text:style-name="T2">Please grab a syllabus</text:span></text:p>
          <text:p text:style-name="P3"><text:span text:style-name="T2">(1page double-sided)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rayer requests</text:p>
          </draw:text-box>
        </draw:frame>
        <draw:frame presentation:style-name="pr5" draw:text-style-name="P6" draw:layer="layout" svg:width="25.199cm" svg:height="14.267cm" svg:x="1.4cm" svg:y="4.507cm" presentation:class="outline" presentation:placeholder="true" presentation:user-transformed="true">
          <draw:text-box/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2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2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2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Linux OpenOffice.org_project/680m122$Build-8941</meta:generator>
    <dc:title>CMPT14x Introduction</dc:title>
    <meta:initial-creator>Sean Ho</meta:initial-creator>
    <meta:creation-date>2005-08-16T14:05:12</meta:creation-date>
    <dc:date>2005-09-09T14:24:45</dc:date>
    <dc:language>en-US</dc:language>
    <meta:editing-cycles>69</meta:editing-cycles>
    <meta:editing-duration>P1DT16H10M53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